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Text_20_body">
      <style:paragraph-properties fo:padding="0.0193in" fo:border="0.06pt solid #d9d9e3"/>
    </style:style>
    <style:style style:name="P2" style:family="paragraph" style:parent-style-name="Standard">
      <style:text-properties officeooo:rsid="00198450" officeooo:paragraph-rsid="00198450"/>
    </style:style>
    <style:style style:name="P3" style:family="paragraph" style:parent-style-name="Text_20_body" style:list-style-name="L1">
      <style:paragraph-properties fo:padding="0.0193in" fo:border="0.06pt solid #d9d9e3"/>
    </style:style>
    <style:style style:name="P4" style:family="paragraph" style:parent-style-name="Text_20_body" style:list-style-name="L2">
      <style:paragraph-properties fo:padding="0.0193in" fo:border="0.06pt solid #d9d9e3"/>
    </style:style>
    <style:style style:name="P5" style:family="paragraph" style:parent-style-name="Text_20_body" style:list-style-name="L3">
      <style:paragraph-properties fo:padding="0.0193in" fo:border="0.06pt solid #d9d9e3"/>
    </style:style>
    <style:style style:name="P6" style:family="paragraph" style:parent-style-name="Text_20_body" style:list-style-name="L4">
      <style:paragraph-properties fo:padding="0.0193in" fo:border="0.06pt solid #d9d9e3"/>
    </style:style>
    <style:style style:name="P7" style:family="paragraph" style:parent-style-name="Text_20_body" style:list-style-name="L5">
      <style:paragraph-properties fo:padding="0.0193in" fo:border="0.06pt solid #d9d9e3"/>
    </style:style>
    <style:style style:name="P8" style:family="paragraph" style:parent-style-name="Text_20_body" style:list-style-name="L6">
      <style:paragraph-properties fo:padding="0.0193in" fo:border="0.06pt solid #d9d9e3"/>
    </style:style>
    <style:style style:name="P9" style:family="paragraph" style:parent-style-name="Text_20_body" style:list-style-name="L7">
      <style:paragraph-properties fo:padding="0.0193in" fo:border="0.06pt solid #d9d9e3"/>
    </style:style>
    <style:style style:name="P10" style:family="paragraph" style:parent-style-name="Text_20_body" style:list-style-name="L8">
      <style:paragraph-properties fo:padding="0.0193in" fo:border="0.06pt solid #d9d9e3"/>
    </style:style>
    <style:style style:name="P11" style:family="paragraph" style:parent-style-name="Text_20_body" style:list-style-name="L9">
      <style:paragraph-properties fo:padding="0.0193in" fo:border="0.06pt solid #d9d9e3"/>
    </style:style>
    <style:style style:name="P12" style:family="paragraph" style:parent-style-name="Text_20_body" style:list-style-name="L10">
      <style:paragraph-properties fo:padding="0.0193in" fo:border="0.06pt solid #d9d9e3"/>
    </style:style>
    <style:style style:name="P13" style:family="paragraph" style:parent-style-name="Text_20_body" style:list-style-name="L11">
      <style:paragraph-properties fo:padding="0.0193in" fo:border="0.06pt solid #d9d9e3"/>
    </style:style>
    <style:style style:name="P14" style:family="paragraph" style:parent-style-name="Text_20_body" style:list-style-name="L1">
      <style:paragraph-properties fo:padding="0.0193in" fo:border="0.06pt solid #d9d9e3"/>
      <style:text-properties officeooo:rsid="00198450" officeooo:paragraph-rsid="0019b0b7"/>
    </style:style>
    <style:style style:name="T1" style:family="text">
      <style:text-properties loext:padding="0.0193in" loext:border="0.06pt solid #d9d9e3"/>
    </style:style>
    <style:style style:name="T2" style:family="text">
      <style:text-properties officeooo:rsid="00198450"/>
    </style:style>
    <style:style style:name="T3" style:family="text">
      <style:text-properties officeooo:rsid="00198450" loext:padding="0.0193in" loext:border="0.06pt solid #d9d9e3"/>
    </style:style>
    <style:style style:name="T4" style:family="text">
      <style:text-properties officeooo:rsid="0019b0b7"/>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7">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8">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9">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10">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text:start-value="1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10">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1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text:start-value="1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116135058" text:style-name="L1">
        <text:list-header>
          <text:p text:style-name="P14"><text:s text:c="41"/>AINEMBABAZI MOSES</text:p>
          <text:p text:style-name="P14"><text:s text:c="9"/><text:span text:style-name="T4">ANSWERING QUESTIONS AND DESCRIBING THE FILE</text:span> </text:p>
        </text:list-header>
        <text:list-item>
          <text:p text:style-name="P3">The VCF (Variant Call Format) file is a text file that contains information about genetic variations in a genome. It is a standard format for storing information about genetic variations and is commonly used for storing information about single nucleotide polymorphisms (SNPs) and small insertions and deletions (indels). The data stored in a VCF file includes information about the position of the variant on the genome, the reference and alternate alleles, and various quality metrics, such as the read depth and quality scores.</text:p>
        </text:list-item>
        <text:list-item>
          <text:p text:style-name="P3">The header section of the VCF file contains meta-information about the file, such as the file format version, the sample information, and the reference genome used. It is preceded by a line starting with '##' and contains one or more lines of information.</text:p>
        </text:list-item>
        <text:list-item>
          <text:p text:style-name="P3">The number of samples in the file can be determined by looking at the header section of the file and counting the number of samples listed in the "SAMPLE" column.</text:p>
        </text:list-item>
        <text:list-item>
          <text:p text:style-name="P3">The number of variants in the file can be determined by counting the number of lines in the file that do not start with '##'.</text:p>
        </text:list-item>
        <text:list-item>
          <text:p text:style-name="P3">To extract the chromosome, position, QualByDepth, and RMSMappingQuality fields, you can use command line tools like awk, grep, and cut.</text:p>
        </text:list-item>
      </text:list>
      <text:list xml:id="list298403339" text:style-name="L2">
        <text:list-item>
          <text:p text:style-name="P4">To extract data that belongs to chromosomes 2,4 and MT, you can use command line tools like awk and grep.</text:p>
        </text:list-item>
      </text:list>
      <text:list xml:id="list1816148629" text:style-name="L3">
        <text:list-item>
          <text:p text:style-name="P5">To print out variants that do not belong to chr20:1-30000000, you can use command line tools like awk, grep and sed.</text:p>
        </text:list-item>
      </text:list>
      <text:list xml:id="list665783318" text:style-name="L4">
        <text:list-item>
          <text:p text:style-name="P6">To extract variants that belong to SRR13107019, you can use command line tools like awk and grep.</text:p>
        </text:list-item>
      </text:list>
      <text:list xml:id="list3138222942" text:style-name="L5">
        <text:list-item>
          <text:p text:style-name="P7">To filter out variants with a QualByDepth above 7, you can use command line tools like awk and grep.</text:p>
        </text:list-item>
      </text:list>
      <text:list xml:id="list905157369" text:style-name="L6">
        <text:list-item>
          <text:p text:style-name="P8">The number of contigs referred to in the file can be determined by looking at the header section of the file and counting the number of contigs listed in the "contig" column.</text:p>
        </text:list-item>
        <text:list-item>
          <text:p text:style-name="P8">The eighth and ninth columns of the file contain information about the genotype of the sample for a given variant. The eighth column contains the genotype format and the ninth column contains the genotype data for each sample in the file.</text:p>
        </text:list-item>
        <text:list-item>
          <text:p text:style-name="P8">To extract data on the read depth of called variants for sample SRR13107018, you can use command line tools like awk and grep.</text:p>
        </text:list-item>
      </text:list>
      <text:list xml:id="list4238281976" text:style-name="L7">
        <text:list-item>
          <text:p text:style-name="P9">To extract data on the allele frequency of alternate alle<text:span text:style-name="T2">le</text:span></text:p>
        </text:list-item>
      </text:list>
      <text:p text:style-name="P2">SAM FILE</text:p>
      <text:p text:style-name="Standard"/>
      <text:list xml:id="list277649350" text:style-name="L8">
        <text:list-item>
          <text:p text:style-name="P10">The format of a SAM file is tab-delimited text, with each line representing a read alignment and containing a number of fields, such as the read name, the reference name, the alignment start position, and the alignment quality. The file also contains a header section that specifies metadata about the file, such as the reference genome used for alignment.</text:p>
        </text:list-item>
        <text:list-item>
          <text:p text:style-name="P10"><text:soft-page-break/>The header section of a SAM file contains information about the reference genome used for alignment, the program that was used to generate the alignments, and the options used. It starts with the "@" symbol and contains lines starting with "@HD", "@SQ", "@RG", "@PG" and "@CO"</text:p>
        </text:list-item>
        <text:list-item>
          <text:p text:style-name="P10">The number of samples in the file will depend on the sequencing experiment and the number of samples that were processed together. The information about the sample can be found in the "@RG" tag of the header section.</text:p>
        </text:list-item>
        <text:list-item>
          <text:p text:style-name="P10">To know the number of alignments in the file,<text:span text:style-name="T2">we can still use samtools</text:span> which will print the number of non-header lines in the file, which represents the alignments.</text:p>
        </text:list-item>
        <text:list-item>
          <text:p text:style-name="P10">You can use the samtools command line tool to obtain summary statistics for the alignments in the file. For example, you can use the <text:span text:style-name="Source_20_Text"><text:span text:style-name="T1">samtools flagstat</text:span></text:span> command to get a summary of the flags for each alignment, such as the number of reads that are mapped, unmapped, or paired-end.</text:p>
        </text:list-item>
        <text:list-item>
          <text:p text:style-name="P10">To count the number of fields in a SAM file, you can use <text:span text:style-name="T2">grep</text:span> which will print the number of fields in each line and then remove duplicates.</text:p>
          <text:p text:style-name="P10"><text:span text:style-name="Source_20_Text"><text:span text:style-name="T1"/></text:span></text:p>
        </text:list-item>
        <text:list-item>
          <text:p text:style-name="P10">To extract primarily aligned sequences and save them in another file, you can use the command `grep -v "</text:p>
        </text:list-item>
      </text:list>
      <text:list xml:id="list3308861235" text:style-name="L9">
        <text:list-item>
          <text:p text:style-name="P11">To extract alignments that map to chromosomes 1 and 3 and save the output in BAM format, you can use the samtools command line tool. </text:p>
        </text:list-item>
      </text:list>
      <text:p text:style-name="P1">The <text:span text:style-name="Source_20_Text"><text:span text:style-name="T1">samtools view</text:span></text:span> command filters the alignments based on the flags, -f 3 (only primary alignments), -F 4 (exclude unmapped), -F 256 (exclude supplementary alignments) and -F 2048 (exclude secondary alignments) and then it saves the output to a BAM file using the samtools sort command.</text:p>
      <text:list xml:id="list157590105" text:style-name="L10">
        <text:list-item>
          <text:p text:style-name="P12">To obtain unmapped reads from the file, you can use the samtools view command with the flag -f 4. </text:p>
        </text:list-item>
      </text:list>
      <text:list xml:id="list2187618665" text:style-name="L11">
        <text:list-item>
          <text:p text:style-name="P13">You can use the command <text:span text:style-name="Source_20_Text"><text:span text:style-name="T1">grep -</text:span></text:span><text:span text:style-name="Source_20_Text"><text:span text:style-name="T3">c</text:span></text:span> to count the number of reads that are aligned to chromosome 4.</text:p>
        </text:list-item>
        <text:list-item>
          <text:p text:style-name="P13">The second column of the SAM file is the flag field, which contains information about the read alignment such as whether it is paired-end, whether it is the first or second in a pair, and whether it is mapped or unmapped. The sixth column is the mapping quality of the read alignment.</text:p>
        </text:list-item>
        <text:list-item>
          <text:p text:style-name="P13">To extract all optional fields of the file and save them in "optional_fields.txt", you can use the awk command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1T16:31:20.908000405</meta:creation-date>
    <dc:date>2023-01-25T16:20:23.177095834</dc:date>
    <meta:editing-duration>PT1H55M8S</meta:editing-duration>
    <meta:editing-cycles>5</meta:editing-cycles>
    <meta:generator>LibreOffice/7.3.7.2$Linux_X86_64 LibreOffice_project/30$Build-2</meta:generator>
    <meta:document-statistic meta:table-count="0" meta:image-count="0" meta:object-count="0" meta:page-count="2" meta:paragraph-count="29" meta:word-count="867" meta:character-count="4941" meta:non-whitespace-character-count="4075"/>
  </office:meta>
</office:document-meta>
</file>